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b58db" officeooo:paragraph-rsid="001b58db" style:font-size-asian="8.75pt" style:font-size-complex="10pt"/>
    </style:style>
    <style:style style:name="P2" style:family="paragraph" style:parent-style-name="Standard">
      <style:text-properties fo:font-size="10pt" officeooo:rsid="001b58db" officeooo:paragraph-rsid="001bc695" style:font-size-asian="8.75pt" style:font-size-complex="10pt"/>
    </style:style>
    <style:style style:name="P3" style:family="paragraph" style:parent-style-name="Standard">
      <style:text-properties fo:font-size="10pt" officeooo:rsid="001bc695" officeooo:paragraph-rsid="001bc695" style:font-size-asian="8.75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Project </text:p>
      <text:p text:style-name="P1"/>
      <text:p text:style-name="P2">Overview</text:p>
      <text:p text:style-name="P1">Atlantic salmon (Salmo salar ) have have seen global declines across most of its range since</text:p>
      <text:p text:style-name="P1">the 1970s [ICES and CIEM, 2019]. This decline is thought to be due to range of increasing</text:p>
      <text:p text:style-name="P1">direct and indirect anthropegenic and environmental stressors [Parrish et al., 1998, Mills et al.,</text:p>
      <text:p text:style-name="P1">2013, Lehnert et al., 2019], leading to previously stable wild Icelandic stocks, also starting</text:p>
      <text:p text:style-name="P1">to show overall declines [Thordardottir and Guðbergsson, 2017]. These Icelandic populations</text:p>
      <text:p text:style-name="P1">are important for the future of wild Atlantic salmon, with European populations displaying</text:p>
      <text:p text:style-name="P1">greater genetic diversity, allele frequency and hetereozygosity [King et al., 2001]. The aim of</text:p>
      <text:p text:style-name="P1">this project is to therefore understand and predict changes in Atlantic salmon populations,</text:p>
      <text:p text:style-name="P1">with a view to identifying preferred interventions to support the species at local scales and</text:p>
      <text:p text:style-name="P1">therefore be applicable to global scales. The project will focus on populations in target rivers</text:p>
      <text:p text:style-name="P1">of North-East Iceland, where environmental conditions fluctuate here more than the rest of</text:p>
      <text:p text:style-name="P1">country, leading to greater variation in ecosystem primary production and to different life</text:p>
      <text:p text:style-name="P1">history types occurring [Danielsdottir et al., 1997, Olafsson et al., 2016].</text:p>
      <text:p text:style-name="P1"/>
      <text:p text:style-name="P3">Int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0:01:24.743789593</meta:creation-date>
    <dc:date>2020-02-04T15:51:11.347433749</dc:date>
    <meta:editing-duration>PT5H33M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82" meta:character-count="1211" meta:non-whitespace-character-count="1044"/>
  </office:meta>
</office:document-meta>
</file>